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<text:s/>beta/ko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ength, m</text:p>
          </table:table-cell>
          <table:table-cell office:value-type="string" calcext:value-type="string">
            <text:p>phase shift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table:style-name="ce1" office:value-type="float" office:value="12000000000" calcext:value-type="float">
            <text:p>1.20E+10</text:p>
          </table:table-cell>
          <table:table-cell office:value-type="float" office:value="2.61507240146019" calcext:value-type="float">
            <text:p>2.61507240146019</text:p>
          </table:table-cell>
          <table:table-cell table:formula="of:=2*PI()*[.A2]*SQRT(0.0000000000088541878176*0.0000004*PI())" office:value-type="float" office:value="251.501402633912" calcext:value-type="float">
            <text:p>251.501402633912</text:p>
          </table:table-cell>
          <table:table-cell table:formula="of:=[.B2]*[.C2]" office:value-type="float" office:value="657.694376956471" calcext:value-type="float">
            <text:p>657.694376956471</text:p>
          </table:table-cell>
          <table:table-cell office:value-type="float" office:value="0.003" calcext:value-type="float">
            <text:p>0.003</text:p>
          </table:table-cell>
          <table:table-cell table:formula="of:=-[.D2]*[.E2]" office:value-type="float" office:value="-1.97308313086941" calcext:value-type="float">
            <text:p>-1.97308313086941</text:p>
          </table:table-cell>
          <table:table-cell table:formula="of:=[.F2]*180/PI()" office:value-type="float" office:value="-113.049336027276" calcext:value-type="float">
            <text:p>-113.049336027276</text:p>
          </table:table-cell>
          <table:table-cell office:value-type="float" office:value="-113.049336027276" calcext:value-type="float">
            <text:p>-113.0493360272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lpha, dB/m</text:p>
          </table:table-cell>
          <table:table-cell table:number-columns-repeated="2"/>
          <table:table-cell office:value-type="string" calcext:value-type="string">
            <text:p>length, m</text:p>
          </table:table-cell>
          <table:table-cell office:value-type="string" calcext:value-type="string">
            <text:p>alpha, dB</text:p>
          </table:table-cell>
          <table:table-cell table:number-columns-repeated="2"/>
        </table:table-row>
        <table:table-row table:style-name="ro1">
          <table:table-cell table:style-name="ce1" office:value-type="float" office:value="12000000000" calcext:value-type="float">
            <text:p>1.20E+10</text:p>
          </table:table-cell>
          <table:table-cell office:value-type="float" office:value="5.54850131922917" calcext:value-type="float">
            <text:p>5.54850131922917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B5]*[.E5]" office:value-type="float" office:value="0.0166455039576875" calcext:value-type="float">
            <text:p>0.016645503957688</text:p>
          </table:table-cell>
          <table:table-cell office:value-type="float" office:value="0.0166455039576875" calcext:value-type="float">
            <text:p>0.016645503957688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/00/0000</text:date>, <text:time style:data-style-name="N2" text:time-value="13:52:06.365505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09-18T11:03:18</meta:creation-date>
    <dc:date>2024-08-19T15:31:57.718619991</dc:date>
    <meta:editing-duration>P1DT4H47M48S</meta:editing-duration>
    <meta:editing-cycles>17</meta:editing-cycles>
    <meta:generator>LibreOffice/6.4.7.2$Linux_X86_64 LibreOffice_project/40$Build-2</meta:generator>
    <meta:document-statistic meta:table-count="3" meta:cell-count="24" meta:object-count="0"/>
  </office:meta>
</office:document-meta>
</file>